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" fo:font-size="44pt" officeooo:rsid="0018a059" officeooo:paragraph-rsid="0018a059" style:font-size-asian="38.5pt" style:font-size-complex="44pt"/>
    </style:style>
    <style:style style:name="P2" style:family="paragraph" style:parent-style-name="Standard">
      <style:paragraph-properties fo:text-align="center" style:justify-single-word="false"/>
      <style:text-properties style:font-name="Century" fo:font-size="44pt" officeooo:rsid="001cb4f4" officeooo:paragraph-rsid="001cb4f4" style:font-size-asian="38.5pt" style:font-size-complex="44pt"/>
    </style:style>
    <style:style style:name="T1" style:family="text">
      <style:text-properties officeooo:rsid="001cb4f4"/>
    </style:style>
    <style:style style:name="T2" style:family="text">
      <style:text-properties officeooo:rsid="001cbd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<text:span text:style-name="T2">5</text:span> - La phase de</text:p>
      <text:p text:style-name="P2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51:43.405000000</meta:creation-date>
    <dc:date>2019-03-26T15:20:48.930000000</dc:date>
    <meta:editing-duration>PT3M43S</meta:editing-duration>
    <meta:editing-cycles>7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" meta:word-count="6" meta:character-count="19" meta:non-whitespace-character-count="15"/>
  </office:meta>
</office:document-meta>
</file>